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ff99"/>
      <style:text-properties fo:font-size="14pt" style:font-size-asian="14pt" style:font-name-complex="XB Tabriz" style:font-size-complex="14pt"/>
    </style:style>
    <style:style style:name="ce1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1"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2" style:family="table-cell" style:parent-style-name="Default">
      <style:text-properties style:font-name="Arial" fo:font-size="14pt" style:font-name-asian="DejaVu Sans"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able-cell-properties fo:background-color="transparent"/>
      <style:text-properties fo:font-size="14pt" style:font-size-asian="14pt" style:font-name-complex="XB Tabriz" style:font-size-complex="14pt"/>
    </style:style>
    <style:style style:name="ce15" style:family="table-cell" style:parent-style-name="Default">
      <style:table-cell-properties fo:background-color="#ff3333"/>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3333"/>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20" style:family="table-cell" style:parent-style-name="Default">
      <style:text-properties fo:font-size="12pt" style:font-size-asian="12pt" style:font-name-complex="XB Tabriz" style:font-size-complex="12pt"/>
    </style:style>
    <style:style style:name="ce2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style:font-name="Arial" fo:font-size="12pt" style:font-size-asian="12pt" style:font-name-complex="XB Tabriz" style:font-size-complex="12pt"/>
    </style:style>
    <style:style style:name="ce2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7" office:value-type="string" calcext:value-type="string">
            <text:p>تاخیری زاویہ، پیش زاویہ</text:p>
          </table:table-cell>
          <table:table-cell table:style-name="Default"/>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7" office:value-type="string" calcext:value-type="string">
            <text:p>پیش زاویہ</text:p>
          </table:table-cell>
          <table:table-cell table:style-name="Default"/>
          <table:table-cell table:number-columns-repeated="1021"/>
        </table:table-row>
        <table:table-row table:style-name="ro1">
          <table:table-cell office:value-type="string" calcext:value-type="string">
            <text:p>leading angle, lagging angle</text:p>
          </table:table-cell>
          <table:table-cell table:style-name="ce7" office:value-type="string" calcext:value-type="string">
            <text:p>تاخیری زاویہ، پیش زاویہ</text:p>
          </table:table-cell>
          <table:table-cell table:style-name="Default"/>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9"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0"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1"/>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6">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13" office:value-type="string" calcext:value-type="string">
            <text:p>زاویائی فاصلہ</text:p>
          </table:table-cell>
          <table:table-cell office:value-type="string" calcext:value-type="string">
            <text:p><text:s/></text:p>
          </table:table-cell>
          <table:table-cell table:number-columns-repeated="1021"/>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table:style-name="ce14"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3"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5" office:value-type="string" calcext:value-type="string">
            <text:p>ہم عصر، قدم ملا کر چلنا</text:p>
          </table:table-cell>
          <table:table-cell table:style-name="ce17"/>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8"/>
        <table:table-column table:style-name="co6" table:default-cell-style-name="ce19"/>
        <table:table-column table:style-name="co7" table:default-cell-style-name="ce20"/>
        <table:table-column table:style-name="co4" table:default-cell-style-name="ce21"/>
        <table:table-column table:style-name="co8" table:default-cell-style-name="ce22"/>
        <table:table-column table:style-name="co4" table:number-columns-repeated="6" table:default-cell-style-name="ce23"/>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9.24pt" draw:z-index="0" draw:style-name="gr3" draw:text-style-name="P3" svg:width="23.95pt" svg:height="14.43pt" svg:x="23.58pt" svg:y="24.66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77pt" draw:z-index="1" draw:style-name="gr3" draw:text-style-name="P3" svg:width="12.78pt" svg:height="14.43pt" svg:x="44.5pt" svg:y="26.19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9">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9"/>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30">00/00/0000</text:date>, <text:time style:data-style-name="N2" text:time-value="13:09:52.4668096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30T13:12:04.718281572</dc:date>
    <meta:editing-duration>P11DT22H57M35S</meta:editing-duration>
    <meta:editing-cycles>866</meta:editing-cycles>
    <meta:generator>LibreOffice/5.1.6.2$Linux_X86_64 LibreOffice_project/10m0$Build-2</meta:generator>
    <meta:document-statistic meta:table-count="2" meta:cell-count="20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